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95c55" officeooo:paragraph-rsid="003211fc"/>
    </style:style>
    <style:style style:name="P2" style:family="paragraph" style:parent-style-name="Text_20_body">
      <style:text-properties officeooo:paragraph-rsid="002ad49d"/>
    </style:style>
    <style:style style:name="P3" style:family="paragraph" style:parent-style-name="Text_20_body">
      <style:text-properties officeooo:rsid="003211fc" officeooo:paragraph-rsid="0043adcd"/>
    </style:style>
    <style:style style:name="P4" style:family="paragraph" style:parent-style-name="Text_20_body">
      <style:text-properties officeooo:rsid="0040a8ed" officeooo:paragraph-rsid="0040a8ed"/>
    </style:style>
    <style:style style:name="P5" style:family="paragraph" style:parent-style-name="Text_20_body">
      <style:text-properties fo:font-style="italic" officeooo:rsid="00425422" officeooo:paragraph-rsid="00425422" style:font-style-asian="italic" style:font-style-complex="italic"/>
    </style:style>
    <style:style style:name="P6" style:family="paragraph" style:parent-style-name="Text_20_body">
      <style:text-properties fo:font-style="italic" officeooo:rsid="0043101d" officeooo:paragraph-rsid="0043101d" style:font-style-asian="italic" style:font-style-complex="italic"/>
    </style:style>
    <style:style style:name="P7" style:family="paragraph" style:parent-style-name="Text_20_body">
      <style:text-properties style:font-name="Liberation Mono" fo:font-size="10pt" style:font-size-asian="10pt" style:font-size-complex="10pt"/>
    </style:style>
    <style:style style:name="P8" style:family="paragraph" style:parent-style-name="Text_20_body">
      <style:text-properties style:font-name="Liberation Mono" fo:font-size="10pt" officeooo:paragraph-rsid="0055f6a3" style:font-size-asian="10pt" style:font-size-complex="10pt"/>
    </style:style>
    <style:style style:name="P9" style:family="paragraph" style:parent-style-name="Text_20_body">
      <style:text-properties style:font-name="Liberation Mono" fo:font-size="10pt" officeooo:rsid="0055f6a3" officeooo:paragraph-rsid="0055f6a3" style:font-size-asian="10pt" style:font-size-complex="10pt"/>
    </style:style>
    <style:style style:name="P10" style:family="paragraph" style:parent-style-name="Text_20_body">
      <style:text-properties style:font-name="Liberation Mono" fo:font-size="10pt" officeooo:paragraph-rsid="0057129f" style:font-size-asian="10pt" style:font-size-complex="10pt"/>
    </style:style>
    <style:style style:name="P11" style:family="paragraph" style:parent-style-name="Text_20_body">
      <style:text-properties style:font-name="Liberation Mono" fo:font-size="10pt" officeooo:rsid="0057129f" officeooo:paragraph-rsid="0057129f" style:font-size-asian="10pt" style:font-size-complex="10pt"/>
    </style:style>
    <style:style style:name="P12" style:family="paragraph" style:parent-style-name="Text_20_body">
      <style:text-properties style:font-name="Liberation Mono" fo:font-size="10pt" officeooo:paragraph-rsid="0057a7fb" style:font-size-asian="10pt" style:font-size-complex="10pt"/>
    </style:style>
    <style:style style:name="P13" style:family="paragraph" style:parent-style-name="Text_20_body">
      <style:text-properties style:font-name="Liberation Mono" fo:font-size="10pt" officeooo:paragraph-rsid="0058ec44" style:font-size-asian="10pt" style:font-size-complex="10pt"/>
    </style:style>
    <style:style style:name="P14" style:family="paragraph" style:parent-style-name="Text_20_body">
      <style:text-properties officeooo:rsid="0048f16a" officeooo:paragraph-rsid="0048f16a"/>
    </style:style>
    <style:style style:name="P15" style:family="paragraph" style:parent-style-name="Text_20_body">
      <style:text-properties officeooo:rsid="00542f24" officeooo:paragraph-rsid="00542f24"/>
    </style:style>
    <style:style style:name="P16" style:family="paragraph" style:parent-style-name="Text_20_body">
      <style:text-properties officeooo:rsid="00548fa8" officeooo:paragraph-rsid="00548fa8"/>
    </style:style>
    <style:style style:name="P17" style:family="paragraph" style:parent-style-name="Text_20_body">
      <style:text-properties officeooo:rsid="0054a55f" officeooo:paragraph-rsid="0054a55f"/>
    </style:style>
    <style:style style:name="P18" style:family="paragraph" style:parent-style-name="Text_20_body">
      <style:text-properties officeooo:paragraph-rsid="0055f6a3"/>
    </style:style>
    <style:style style:name="P19" style:family="paragraph" style:parent-style-name="Text_20_body">
      <style:text-properties officeooo:rsid="0055f6a3" officeooo:paragraph-rsid="0055f6a3"/>
    </style:style>
    <style:style style:name="P20" style:family="paragraph" style:parent-style-name="Standard">
      <style:text-properties officeooo:rsid="00382c65" officeooo:paragraph-rsid="00382c65"/>
    </style:style>
    <style:style style:name="P21" style:family="paragraph" style:parent-style-name="Standard">
      <style:text-properties officeooo:rsid="0032d2d1"/>
    </style:style>
    <style:style style:name="P22" style:family="paragraph" style:parent-style-name="Standard">
      <style:text-properties officeooo:rsid="003211fc" officeooo:paragraph-rsid="00382c65"/>
    </style:style>
    <style:style style:name="P23" style:family="paragraph" style:parent-style-name="Standard">
      <style:text-properties fo:font-size="10pt" officeooo:paragraph-rsid="0043adcd" style:font-size-asian="10pt" style:font-size-complex="10pt"/>
    </style:style>
    <style:style style:name="P24" style:family="paragraph" style:parent-style-name="Standard">
      <style:text-properties officeooo:paragraph-rsid="0043adcd"/>
    </style:style>
    <style:style style:name="P25" style:family="paragraph" style:parent-style-name="Text_20_body">
      <style:text-properties fo:font-weight="bold" officeooo:rsid="002ad49d" officeooo:paragraph-rsid="002ad49d" style:font-weight-asian="bold" style:font-weight-complex="bold"/>
    </style:style>
    <style:style style:name="P26" style:family="paragraph" style:parent-style-name="Text_20_body">
      <style:text-properties officeooo:rsid="00542f24" officeooo:paragraph-rsid="00542f24"/>
    </style:style>
    <style:style style:name="P27" style:family="paragraph" style:parent-style-name="Text_20_body">
      <style:text-properties officeooo:rsid="00548fa8"/>
    </style:style>
    <style:style style:name="P28" style:family="paragraph" style:parent-style-name="Text_20_body">
      <style:text-properties style:font-name="Liberation Mono" fo:font-size="10pt" officeooo:rsid="00590da0" style:font-size-asian="10pt" style:font-size-complex="10pt"/>
    </style:style>
    <style:style style:name="P29" style:family="paragraph" style:parent-style-name="Text_20_body">
      <style:text-properties style:font-name="Liberation Mono" fo:font-size="10pt" officeooo:rsid="0058ec44" style:font-size-asian="10pt" style:font-size-complex="10pt"/>
    </style:style>
    <style:style style:name="P30" style:family="paragraph" style:parent-style-name="Text_20_body">
      <style:text-properties style:font-name="Liberation Mono" fo:font-size="10pt" officeooo:rsid="0058ec44" officeooo:paragraph-rsid="0055f6a3" style:font-size-asian="10pt" style:font-size-complex="10pt"/>
    </style:style>
    <style:style style:name="P31" style:family="paragraph" style:parent-style-name="Text_20_body">
      <style:text-properties style:font-name="Liberation Mono" fo:font-size="10pt" officeooo:rsid="0058ec44" officeooo:paragraph-rsid="0058ec44" style:font-size-asian="10pt" style:font-size-complex="10pt"/>
    </style:style>
    <style:style style:name="P32" style:family="paragraph" style:parent-style-name="Text_20_body">
      <style:text-properties style:font-name="Liberation Mono" fo:font-size="10pt" officeooo:paragraph-rsid="0055f6a3" style:font-size-asian="10pt" style:font-size-complex="10pt"/>
    </style:style>
    <style:style style:name="P33" style:family="paragraph" style:parent-style-name="Text_20_body">
      <style:text-properties style:font-name="Liberation Mono" fo:font-size="10pt" officeooo:rsid="0057a7fb" officeooo:paragraph-rsid="0057a7fb" style:font-size-asian="10pt" style:font-size-complex="10pt"/>
    </style:style>
    <style:style style:name="P34" style:family="paragraph" style:parent-style-name="Text_20_body">
      <style:text-properties officeooo:rsid="0055f6a3" officeooo:paragraph-rsid="0055f6a3"/>
    </style:style>
    <style:style style:name="P35" style:family="paragraph" style:parent-style-name="Text_20_body">
      <style:text-properties officeooo:paragraph-rsid="005a8dff"/>
    </style:style>
    <style:style style:name="T1" style:family="text">
      <style:text-properties officeooo:rsid="00186445"/>
    </style:style>
    <style:style style:name="T2" style:family="text">
      <style:text-properties fo:font-weight="bold" officeooo:rsid="002ad49d" style:font-weight-asian="bold" style:font-weight-complex="bold"/>
    </style:style>
    <style:style style:name="T3" style:family="text">
      <style:text-properties fo:font-size="10pt" style:font-size-asian="10pt" style:font-size-complex="10pt"/>
    </style:style>
    <style:style style:name="T4" style:family="text">
      <style:text-properties fo:font-size="10pt" officeooo:rsid="00542f24" style:font-size-asian="10pt" style:font-size-complex="10pt"/>
    </style:style>
    <style:style style:name="T5" style:family="text">
      <style:text-properties fo:font-style="italic" officeooo:rsid="0043adcd" style:font-style-asian="italic" style:font-style-complex="italic"/>
    </style:style>
    <style:style style:name="T6" style:family="text">
      <style:text-properties fo:font-style="italic" officeooo:rsid="0055f6a3" style:font-style-asian="italic" style:font-style-complex="italic"/>
    </style:style>
    <style:style style:name="T7" style:family="text">
      <style:text-properties fo:font-style="italic" fo:font-weight="bold" officeooo:rsid="004b0cb1" style:font-style-asian="italic" style:font-weight-asian="bold" style:font-style-complex="italic" style:font-weight-complex="bold"/>
    </style:style>
    <style:style style:name="T8" style:family="text">
      <style:text-properties fo:font-style="italic" fo:font-weight="normal" officeooo:rsid="0040a8ed" style:font-style-asian="italic" style:font-weight-asian="normal" style:font-style-complex="italic" style:font-weight-complex="normal"/>
    </style:style>
    <style:style style:name="T9" style:family="text">
      <style:text-properties officeooo:rsid="0043adcd"/>
    </style:style>
    <style:style style:name="T10" style:family="text">
      <style:text-properties officeooo:rsid="004638ed"/>
    </style:style>
    <style:style style:name="T11" style:family="text">
      <style:text-properties style:font-size-complex="10pt"/>
    </style:style>
    <style:style style:name="T12" style:family="text">
      <style:text-properties officeooo:rsid="004b0cb1"/>
    </style:style>
    <style:style style:name="T13" style:family="text">
      <style:text-properties officeooo:rsid="00542f24"/>
    </style:style>
    <style:style style:name="T14" style:family="text">
      <style:text-properties officeooo:rsid="00548fa8"/>
    </style:style>
    <style:style style:name="T15" style:family="text">
      <style:text-properties officeooo:rsid="0055f6a3"/>
    </style:style>
    <style:style style:name="T16" style:family="text">
      <style:text-properties officeooo:rsid="0057129f"/>
    </style:style>
    <style:style style:name="T17" style:family="text">
      <style:text-properties officeooo:rsid="0058ec44"/>
    </style:style>
    <style:style style:name="T18" style:family="text">
      <style:text-properties officeooo:rsid="005a8dff"/>
    </style:style>
    <style:style style:name="T19" style:family="text">
      <style:text-properties officeooo:rsid="005ad9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u und Vorschläge, <text:span text:style-name="T1">zur Diskussion gestellt</text:span></text:h>
      <text:p text:style-name="P1">Es wird derzeit ziemlich viel geloggt. Wie machen wir das?</text:p>
      <text:p text:style-name="P21"><text:span text:style-name="T5">Unit osxmlsections</text:span><text:span text:style-name="T9"> </text:span>stellt die Grundfunktionen/<text:span text:style-name="T9">M</text:span>ethoden zur Verfügung auf dem TDOM-Objekt. </text:p>
      <text:p text:style-name="P20">Manipuliert werden XML: TXMLDocument und actualNode: TDOMNode</text:p>
      <text:p text:style-name="P24"><text:span text:style-name="Source_20_Text">uses</text:span></text:p>
      <text:p text:style-name="P23"><text:span text:style-name="Source_20_Text"><text:s text:c="2"/>SysUtils, Classes,</text:span></text:p>
      <text:p text:style-name="P23"><text:span text:style-name="Source_20_Text"><text:s text:c="2"/>DOM,</text:span></text:p>
      <text:p text:style-name="P23"><text:span text:style-name="Source_20_Text"><text:s text:c="2"/>XMLRead,</text:span></text:p>
      <text:p text:style-name="P23"><text:span text:style-name="Source_20_Text"><text:s text:c="2"/>XMLWrite,</text:span></text:p>
      <text:p text:style-name="P23"><text:span text:style-name="Source_20_Text"><text:s text:c="2"/>Dialogs, StrUtils,</text:span></text:p>
      <text:p text:style-name="P23"><text:span text:style-name="Source_20_Text"><text:s text:c="2"/>ExtCtrls,</text:span></text:p>
      <text:p text:style-name="P23"><text:span text:style-name="Source_20_Text"><text:s text:c="2"/>key_valueCollection,</text:span></text:p>
      <text:p text:style-name="P23"><text:span text:style-name="Source_20_Text"><text:s text:c="2"/>oslog; </text:span></text:p>
      <text:p text:style-name="P3"/>
      <text:p text:style-name="P4">xmlsectiontestu1 nutzt osxmlsections – TDOM ist gekapselt in osxmlsections</text:p>
      <text:p text:style-name="P5">isValidXML: Errorhandling beim Erzeugen/Parsen eines XML-Strings</text:p>
      <text:p text:style-name="P6">Nicht alle Filter sind getestet</text:p>
      <text:p text:style-name="P6">strict-Versionen der Methoden?</text:p>
      <text:h text:style-name="Heading_20_1" text:outline-level="1">osxmlsections</text:h>
      <text:p text:style-name="P22"/>
      <text:h text:style-name="Heading_20_3" text:outline-level="3">XML File-Handling</text:h>
      <text:p text:style-name="P25">function TuibXMLDocument.openXmlFile(filename: string): boolean;</text:p>
      <text:p text:style-name="P2"><text:span text:style-name="T2">function TuibXMLDocument.writeXMLAndCloseFile(filename: string): boolean;<text:line-break/></text:span><text:span text:style-name="T8">Hier fehlt noch das Schließen, wenn was schiefgegangen ist</text:span></text:p>
      <text:h text:style-name="Heading_20_3" text:outline-level="3">XML Handling</text:h>
      <text:p text:style-name="Text_20_body"><text:span text:style-name="Source_20_Text">function createXmlDocFromStringlist(docstrlist: TStringList): boolean;</text:span></text:p>
      <text:p text:style-name="Text_20_body"><text:span text:style-name="Source_20_Text">function getDocumentElement(): TDOMNode;</text:span></text:p>
      <text:p text:style-name="Text_20_body"><text:span text:style-name="Source_20_Text">function isValidXML(xmlString: TStringList): boolean;</text:span></text:p>
      <text:p text:style-name="Text_20_body"><text:span text:style-name="Source_20_Text">function getXmlStrings: TStringList;</text:span></text:p>
      <text:h text:style-name="Heading_20_3" text:outline-level="3">NodeSet-Handling</text:h>
      <text:p text:style-name="P14">(derived = abgeleitet)</text:p>
      <text:p text:style-name="Text_20_body"><text:span text:style-name="Source_20_Text">procedure makeTopAsActNodeSet;</text:span></text:p>
      <text:p text:style-name="P14">Ausgehend vom obersten Knoten wird das actNodeSet gesetzt</text:p>
      <text:p text:style-name="Text_20_body"><text:span text:style-name="Source_20_Text">procedure getNextGenerationActNodeSet;</text:span></text:p>
      <text:p text:style-name="P14">Es gibt ein derivedNodeSet, dies wird zum ac<text:span text:style-name="T19">t</text:span>NodeSet</text:p>
      <text:p text:style-name="Text_20_body"><text:span text:style-name="Source_20_Text">procedure makeNewDerivedNodeSet;</text:span></text:p>
      <text:p text:style-name="P14"><text:soft-page-break/>Für alle Knoten in actNodeSet werden die Child-Knoten eingesammelt. Das ist sinnvoll dann, wenn das actNodSet auf einen bestimmten Knoten eingeschränkt wurde. Sonst von mäßiger Aussagekraft.</text:p>
      <text:p text:style-name="Text_20_body"><text:span text:style-name="Source_20_Text">procedure setlengthActNodeSet(newlength: integer);</text:span></text:p>
      <text:p text:style-name="Text_20_body"><text:span text:style-name="Source_20_Text">procedure setlengthDerivedNodeSet(newlength: integer);</text:span></text:p>
      <text:p text:style-name="Text_20_body"><text:span text:style-name="Source_20_Text">procedure cleanUpActNodeSet ();</text:span></text:p>
      <text:p text:style-name="Text_20_body"><text:span text:style-name="Source_20_Text">procedure cleanUpDerivedNodeSet ();</text:span></text:p>
      <text:p text:style-name="Text_20_body"><text:span text:style-name="Source_20_Text">procedure logNodeSets;</text:span></text:p>
      <text:p text:style-name="Text_20_body"><text:span text:style-name="Source_20_Text">procedure logActNodeSet; </text:span></text:p>
      <text:h text:style-name="Heading_20_3" text:outline-level="3">Filters on Nodesets</text:h>
      <text:p text:style-name="Text_20_body"><text:span text:style-name="Source_20_Text">function filterByAttributeList</text:span></text:p>
      <text:p text:style-name="Text_20_body"><text:span text:style-name="Source_20_Text"><text:s text:c="21"/>(var attributenames : Tstringsarray;</text:span></text:p>
      <text:p text:style-name="Text_20_body"><text:span text:style-name="Source_20_Text"><text:s text:c="22"/>var attributevalueExists : Tbooleansarray;</text:span></text:p>
      <text:p text:style-name="Text_20_body"><text:span text:style-name="Source_20_Text"><text:s text:c="22"/>var attributevalues : TStringsArray;</text:span></text:p>
      <text:p text:style-name="Text_20_body"><text:span text:style-name="Source_20_Text"><text:s text:c="22"/>attributes_strict : boolean) : Boolean;</text:span></text:p>
      <text:p text:style-name="Text_20_body"><text:span text:style-name="Source_20_Text"/></text:p>
      <text:p text:style-name="Text_20_body"><text:span text:style-name="Source_20_Text">function filterByAttributeName_existing (name: string) : Boolean;</text:span></text:p>
      <text:p text:style-name="Text_20_body"><text:span text:style-name="Source_20_Text"/></text:p>
      <text:p text:style-name="Text_20_body"><text:span text:style-name="Source_20_Text">function filterByAttribute_existing (name: string; value : string) : Boolean;</text:span></text:p>
      <text:p text:style-name="Text_20_body"><text:span text:style-name="Source_20_Text"/></text:p>
      <text:p text:style-name="Text_20_body"><text:span text:style-name="Source_20_Text">function filterByText (textvalue: string) : Boolean;</text:span></text:p>
      <text:p text:style-name="Text_20_body"><text:span text:style-name="Source_20_Text"/></text:p>
      <text:p text:style-name="Text_20_body"><text:span text:style-name="Source_20_Text">function filterByChildElement (elementname: string) : Boolean; </text:span></text:p>
      <text:p text:style-name="P17">getestet</text:p>
      <text:h text:style-name="Heading_20_3" text:outline-level="3">Node-Operationen</text:h>
      <text:p text:style-name="Text_20_body"><text:span text:style-name="Source_20_Text"><text:span text:style-name="T3">function nodeExists(nodePath: string): boolean;</text:span></text:span></text:p>
      <text:p text:style-name="P35">stellt <text:span text:style-name="T12">fest, ob der Knoten in diesem Pfad existiert und ändert nichts. Es kann ein Attribut mitgegeben werden, das dann auch berücksichtigt wird – es muss dann auch da sein, sonst wird false zurückgegeben. </text:span></text:p>
      <text:p text:style-name="P35"><text:span text:style-name="T7">Haben wir da irgendwann etwas anderes besprochen? Prüfen nur auf Knotennamen?</text:span></text:p>
      <text:p text:style-name="Text_20_body"><text:span text:style-name="Source_20_Text"><text:span text:style-name="T3"/></text:span></text:p>
      <text:p text:style-name="Text_20_body"><text:span text:style-name="Source_20_Text"><text:span text:style-name="T3">function openNode(nodePath: string; attributes_strict: boolean): boolean;</text:span></text:span></text:p>
      <text:p text:style-name="Text_20_body">Setzt <text:span text:style-name="T13">actNode auf den Node, falls er gefunden wird. Wenn er nicht gefunden wird kann es sein, dass actNode NIL wird</text:span><text:span text:style-name="Source_20_Text"><text:span text:style-name="T4">.</text:span></text:span></text:p>
      <text:p text:style-name="Text_20_body">Wenn der Knoten nicht existiert, sollen alle <text:span text:style-name="T18">fehlenden</text:span> Knoten erzeugt werden?</text:p>
      <text:p text:style-name="Text_20_body"><text:soft-page-break/><text:span text:style-name="Source_20_Text"><text:span text:style-name="T3"/></text:span></text:p>
      <text:p text:style-name="Text_20_body"><text:span text:style-name="Source_20_Text"><text:span text:style-name="T3">function makeNode(mynodeName, attributeName, attributeValue: string): boolean;</text:span></text:span></text:p>
      <text:p text:style-name="P15">Neuen Knoten erzeugen, an actNode anhängen und den angehängten Knoten zu actNode machen</text:p>
      <text:p text:style-name="Text_20_body"><text:span text:style-name="Source_20_Text"><text:span text:style-name="T3"/></text:span></text:p>
      <text:p text:style-name="Text_20_body"><text:span text:style-name="Source_20_Text"><text:span text:style-name="T3">function makeNodeAndKeepActNode(mynodeName,</text:span></text:span></text:p>
      <text:p text:style-name="Text_20_body"><text:span text:style-name="Source_20_Text"><text:span text:style-name="T3"><text:s text:c="23"/>attributeName, attributeValue, text: string): boolean;</text:span></text:span></text:p>
      <text:p text:style-name="Text_20_body">Neuen Knoten erzeugen, actNode <text:span text:style-name="T13">bleibt actNode</text:span></text:p>
      <text:p text:style-name="Text_20_body"><text:span text:style-name="Source_20_Text"><text:span text:style-name="T3"/></text:span></text:p>
      <text:p text:style-name="Text_20_body"><text:span text:style-name="Source_20_Text"><text:span text:style-name="T3">function makeNodes (mynodeName : String;</text:span></text:span></text:p>
      <text:p text:style-name="Text_20_body"><text:span text:style-name="Source_20_Text"><text:span text:style-name="T3"><text:s text:c="23"/>const textArray:TStringList</text:span></text:span></text:p>
      <text:p text:style-name="Text_20_body"><text:span text:style-name="Source_20_Text"><text:span text:style-name="T3"><text:s text:c="23"/>):boolean;</text:span></text:span></text:p>
      <text:p text:style-name="P15">Mehrere Knoten mit selbem Namen und TextContent aus der TStringList erzeugen. ActNode bleibt actNode</text:p>
      <text:p text:style-name="Text_20_body"><text:span text:style-name="Source_20_Text"><text:span text:style-name="T3"/></text:span></text:p>
      <text:p text:style-name="Text_20_body"><text:span text:style-name="Source_20_Text"><text:span text:style-name="T3">// overload procedure</text:span></text:span></text:p>
      <text:p text:style-name="Text_20_body"><text:span text:style-name="Source_20_Text"><text:span text:style-name="T3">procedure delNode(nodePath: string); overload;</text:span></text:span></text:p>
      <text:p text:style-name="P15">Der Knoten mit diesem nodePath wird gelöscht inklusive sämtlicher Childs. Der parent des gelöschten Knotens wird actNode. Der Knoten wird mit openNode <text:span text:style-name="T14">strict=false </text:span>geöffnet</text:p>
      <text:p text:style-name="Text_20_body"><text:span text:style-name="Source_20_Text"><text:span text:style-name="T3"/></text:span></text:p>
      <text:p text:style-name="Text_20_body"><text:span text:style-name="Source_20_Text"><text:span text:style-name="T3">procedure delNode(); overload;</text:span></text:span></text:p>
      <text:p text:style-name="P16">actNode wird gelöscht, inklusive aller Childs. Danach wird der parent zu actNode</text:p>
      <text:p text:style-name="Text_20_body"><text:span text:style-name="Source_20_Text"><text:span text:style-name="T3"/></text:span></text:p>
      <text:p text:style-name="Text_20_body"><text:span text:style-name="Source_20_Text"><text:span text:style-name="T3">procedure setTopNodeAsActNode();</text:span></text:span></text:p>
      <text:p text:style-name="P27">actNode wird oberster Knoten, getDocumentElement.</text:p>
      <text:p text:style-name="Text_20_body"><text:span text:style-name="Source_20_Text"><text:span text:style-name="T3"/></text:span></text:p>
      <text:p text:style-name="Text_20_body"><text:span text:style-name="Source_20_Text"><text:span text:style-name="T3">procedure setParentNodeAsActNode();</text:span></text:span></text:p>
      <text:p text:style-name="Text_20_body">parent des actNode wird zu neuem actNode</text:p>
      <text:p text:style-name="Text_20_body"><text:span text:style-name="Source_20_Text"><text:span text:style-name="T3"/></text:span></text:p>
      <text:p text:style-name="Text_20_body"><text:span text:style-name="Source_20_Text"><text:span text:style-name="T3">procedure setNodeTextActNode(Text: string);</text:span></text:span></text:p>
      <text:p text:style-name="Text_20_body">Setzen des TextContent bei actNode</text:p>
      <text:p text:style-name="Text_20_body"><text:span text:style-name="Source_20_Text"><text:span text:style-name="T3"/></text:span></text:p>
      <text:p text:style-name="Text_20_body"><text:span text:style-name="Source_20_Text"><text:span text:style-name="T3">function setActNodeIfText(textvalue: string): boolean;</text:span></text:span></text:p>
      <text:p text:style-name="Text_20_body">actNode wird der Knoten, bei dem der TextContent mit textvalue übereinstimmt</text:p>
      <text:p text:style-name="Text_20_body"><text:span text:style-name="Source_20_Text"><text:span text:style-name="T3"/></text:span></text:p>
      <text:p text:style-name="Text_20_body"><text:soft-page-break/><text:span text:style-name="Source_20_Text"><text:span text:style-name="T3">function getNodeTextActNode () : String;</text:span></text:span></text:p>
      <text:p text:style-name="Text_20_body"><text:span text:style-name="Source_20_Text"><text:span text:style-name="T3"><text:s text:c="6"/>// get text from the actual node</text:span></text:span></text:p>
      <text:p text:style-name="Text_20_body"><text:span text:style-name="Source_20_Text"><text:span text:style-name="T3"/></text:span></text:p>
      <text:p text:style-name="Text_20_body"><text:span text:style-name="Source_20_Text"><text:span text:style-name="T3"><text:s text:c="6"/>function getNodeNameActNode () : string;</text:span></text:span></text:p>
      <text:p text:style-name="Text_20_body"><text:span text:style-name="Source_20_Text"><text:span text:style-name="T3"><text:s text:c="6"/>// get name from the actual node</text:span></text:span></text:p>
      <text:p text:style-name="Text_20_body"><text:span text:style-name="Source_20_Text"><text:span text:style-name="T3"><text:s text:c="42"/>#</text:span></text:span></text:p>
      <text:h text:style-name="Heading_20_3" text:outline-level="3">Attribute</text:h>
      <text:p text:style-name="Text_20_body"><text:span text:style-name="Source_20_Text"><text:span text:style-name="T11">function countAttributes ( myxmlnode: TDOMNode ) : integer;</text:span></text:span></text:p>
      <text:p text:style-name="P7">count attributes of this node</text:p>
      <text:p text:style-name="P7"/>
      <text:p text:style-name="P7"><text:span text:style-name="Source_20_Text">function hasAttribute(attributename: string): boolean;</text:span></text:p>
      <text:p text:style-name="P7"><text:s text:c="6"/>// checks if the actual node has the attribute</text:p>
      <text:p text:style-name="P7"><text:s text:c="6"/>// attributeName may include a namespace prefix</text:p>
      <text:p text:style-name="P7"/>
      <text:p text:style-name="P7"/>
      <text:p text:style-name="P7"><text:span text:style-name="Source_20_Text">procedure setAttribute(attributeName, attributeValue: string);</text:span></text:p>
      <text:p text:style-name="P28">Setzt das Attributpaar an actNode. Wenn es existiert, wird es ersetzt. Wenn es nicht existiert, wird es erzeugt.</text:p>
      <text:p text:style-name="P7"/>
      <text:p text:style-name="P7"/>
      <text:p text:style-name="P7"><text:span text:style-name="Source_20_Text">procedure addAttribute(attributeName, attributeValue: string);</text:span></text:p>
      <text:p text:style-name="P29">Erzeugt ein Attribut an actNode. Wenn das Attribut bereits existiert wird es NICHT verändert</text:p>
      <text:p text:style-name="P7"/>
      <text:p text:style-name="P8"><text:span text:style-name="Source_20_Text">procedure delAttribute(attributeName: string);</text:span></text:p>
      <text:p text:style-name="P30">Löscht das Attribut an actNode</text:p>
      <text:p text:style-name="P7"/>
      <text:p text:style-name="P8"><text:span text:style-name="Source_20_Text">function getAttributeValue(attributeName: string): string;</text:span></text:p>
      <text:p text:style-name="P31">Holt den Attribuvalue in actNode mit dem entsprechenden Name.</text:p>
      <text:p text:style-name="P31">Liefert einen Leerstring, wenn</text:p>
      <text:p text:style-name="P13">- <text:span text:style-name="T17">es kein Attribut mit dem Namen gibt</text:span></text:p>
      <text:p text:style-name="P13">- <text:span text:style-name="T17">der Wert des Attributs ein Leerstring ist</text:span></text:p>
      <text:p text:style-name="P8"/>
      <text:h text:style-name="Heading_20_3" text:outline-level="3"><text:span text:style-name="T10">Private und <text:s/></text:span>Hilfsfunktionen</text:h>
      <text:p text:style-name="P7"><text:span text:style-name="Source_20_Text">function getCountNotNil: integer;</text:span></text:p>
      <text:p text:style-name="P19"><text:soft-page-break/>Länge des actNodeSets ohne NIL-Elemente</text:p>
      <text:p text:style-name="P7"/>
      <text:p text:style-name="P7"><text:span text:style-name="Source_20_Text">function getCountDerivedNotNil: integer;</text:span></text:p>
      <text:p text:style-name="P19">Länge des derivedNodeSets ohne NIL-Elemente</text:p>
      <text:p text:style-name="P8"/>
      <text:p text:style-name="P18"><text:span text:style-name="Source_20_Text"><text:span text:style-name="T11">function getNodeStrict(var newNode: TDOMNode; myparentNode: TDOMNode;<text:line-break/> <text:s text:c="7"/>mynodeName: string; attributeList : TList): boolean;</text:span></text:span></text:p>
      <text:p text:style-name="P9">Alle Knotennamen und alle Attribute müssen passen</text:p>
      <text:p text:style-name="P7"><text:span text:style-name="T15">Wenn <text:s/>nicht gefunden:</text:span> actnode = myparentnode - result false</text:p>
      <text:p text:style-name="P7"><text:span text:style-name="T15">Wenn gefunden und eindeutig:</text:span> actnode = node found - result true</text:p>
      <text:p text:style-name="P7"><text:span text:style-name="T15">Wenn gefunden und nicht eindeutig</text:span>: actnode = nil, check actnodeset - result true <text:s text:c="3"/></text:p>
      <text:p text:style-name="P7"><text:s text:c="6"/><text:line-break/><text:span text:style-name="Source_20_Text">function getNodeByNameAndAttribute(var newNode: TDOMNode; <text:line-break/><text:tab/><text:tab/>myparentNode: TDOMNode; mynodeName: string; <text:line-break/><text:tab/><text:tab/>attributename: string; attributevalue : string): boolean;</text:span></text:p>
      <text:p text:style-name="P10"><text:span text:style-name="T16">Sucht bei den Childs nach Knotenname und Attribut. Knotenname muss passen und ein Attribut kann passen. Gibt in newNode den Knoten zurück, der gefunden wurde. Setzt gleichzeitig auch actNode auf den gefundenen Knoten. </text:span><text:span text:style-name="T6">(Was passiert, wenn kein Knoten gefunden wird, was ist dann actNode?)</text:span></text:p>
      <text:p text:style-name="P7"><text:span text:style-name="Source_20_Text"/></text:p>
      <text:p text:style-name="P7"><text:span text:style-name="Source_20_Text">function getNodeByName(var newNode: TDOMNode; myparentNode: TDOMNode;<text:line-break/> <text:s text:c="7"/>mynodeName: string): boolean;</text:span></text:p>
      <text:p text:style-name="P11">Sucht bei den Childs nach Knotenname. Knotenname muss passen. Gibt in newNode den Knoten zurück, der gefunden wurde. Setzt gleichzeitig auch actNode auf den gefundenen Knoten. <text:span text:style-name="T6">(Was passiert, wenn kein Knoten gefunden wird, was ist dann actNode?)</text:span> </text:p>
      <text:p text:style-name="P11"/>
      <text:p text:style-name="P7"><text:span text:style-name="Source_20_Text">procedure makeAttributesSL (var attributeStringList: TStringList; attributePath : String);</text:span></text:p>
      <text:p text:style-name="P33">Hilfsprozedur, wird in openNode beutzt</text:p>
      <text:p text:style-name="P12"/>
      <text:p text:style-name="P7"><text:span text:style-name="Source_20_Text">procedure ErrorHandler(E: EXMLReadError); </text:span></text:p>
      <text:p text:style-name="P33">Tja, das hab ich aus dem Internet und weiß nicht, wie es funktion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79d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cc16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10pt"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a </meta:initial-creator>
    <meta:creation-date>2017-06-14T11:32:31.548919815</meta:creation-date>
    <dc:date>2018-12-27T17:49:30.247436683</dc:date>
    <dc:creator>Martina </dc:creator>
    <meta:editing-duration>PT20H15M14S</meta:editing-duration>
    <meta:editing-cycles>48</meta:editing-cycles>
    <meta:generator>LibreOffice/6.0.6.2$Linux_X86_64 LibreOffice_project/00m0$Build-2</meta:generator>
    <meta:document-statistic meta:table-count="0" meta:image-count="0" meta:object-count="0" meta:page-count="5" meta:paragraph-count="120" meta:word-count="790" meta:character-count="6800" meta:non-whitespace-character-count="5842"/>
  </office:meta>
</office:document-meta>
</file>